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6.06pt"/>
    </style:style>
    <style:style style:name="co2" style:family="table-column">
      <style:table-column-properties fo:break-before="auto" style:column-width="710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何だい？</text:p>
          </table:table-cell>
          <table:table-cell office:value-type="string" calcext:value-type="string">
            <text:p>What?&lt;br&gt;- だい&lt;br&gt;- Summary: A sentence final particle which indicates an interrogative word question in informal male speech. Part of speech: Particle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御免なさい</text:p>
          </table:table-cell>
          <table:table-cell office:value-type="string" calcext:value-type="string">
            <text:p>I'm sorry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何それ？美味しいの？</text:p>
          </table:table-cell>
          <table:table-cell office:value-type="string" calcext:value-type="string">
            <text:p>What’s that? (Tell me, ) Is that yummy?&lt;br&gt;- Expression / meme&lt;br&gt;- Used when you don’t know what something is, even when it’s obvious that it’s not food.</text:p>
          </table:table-cell>
          <table:table-cell office:value-type="string" calcext:value-type="string">
            <text:p>https://youtu.be/dunBnCI1iP0?t=75</text:p>
          </table:table-cell>
        </table:table-row>
        <table:table-row table:style-name="ro2">
          <table:table-cell office:value-type="string" calcext:value-type="string">
            <text:p>その動物達はアンタの連れ？</text:p>
          </table:table-cell>
          <table:table-cell office:value-type="string" calcext:value-type="string">
            <text:p>Are all of those critters your friends?‌&lt;br&gt;- Are those animals you companions?&lt;br&gt;- あんた for some reason written in katakana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 table:number-rows-repeated="1048514">
          <table:table-cell table:number-columns-repeated="3"/>
        </table:table-row>
        <table:table-row table:style-name="ro3" table:number-rows-repeated="57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0/00/0000</text:date>, <text:time style:data-style-name="N2" text:time-value="14:44:07.668688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6:46:41.301079946</meta:creation-date>
    <meta:generator>LibreOffice/5.1.6.2$Linux_X86_64 LibreOffice_project/10m0$Build-2</meta:generator>
    <dc:date>2020-03-05T19:15:41.543425271</dc:date>
    <meta:editing-duration>P2DT7H38M58S</meta:editing-duration>
    <meta:editing-cycles>572</meta:editing-cycles>
    <meta:document-statistic meta:table-count="1" meta:cell-count="12" meta:object-count="0"/>
    <meta:user-defined meta:name=""/>
    <meta:user-defined meta:name="qrichtext">1</meta:user-defined>
  </office:meta>
</office:document-meta>
</file>